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imes New Roman1" svg:font-family="'Times New Roman'"/>
    <style:font-face style:name="inherit" svg:font-family="inherit"/>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start" style:justify-single-word="false"/>
      <style:text-properties fo:font-size="14pt" officeooo:rsid="0021c45e" officeooo:paragraph-rsid="002939c6" style:font-size-asian="14pt" style:font-size-complex="14pt"/>
    </style:style>
    <style:style style:name="P3" style:family="paragraph" style:parent-style-name="Standard">
      <style:paragraph-properties fo:text-align="start" style:justify-single-word="false"/>
      <style:text-properties fo:font-size="14pt" officeooo:rsid="0021c45e" officeooo:paragraph-rsid="0034c1f2" style:font-size-asian="14pt" style:font-size-complex="14pt"/>
    </style:style>
    <style:style style:name="P4" style:family="paragraph" style:parent-style-name="Standard">
      <style:paragraph-properties fo:text-align="start" style:justify-single-word="false"/>
      <style:text-properties fo:font-size="14pt" officeooo:rsid="002939c6" officeooo:paragraph-rsid="002939c6"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officeooo:rsid="0021c45e"/>
    </style:style>
    <style:style style:name="T3" style:family="text">
      <style:text-properties officeooo:rsid="00283c14"/>
    </style:style>
    <style:style style:name="T4" style:family="text">
      <style:text-properties officeooo:rsid="002939c6"/>
    </style:style>
    <style:style style:name="T5" style:family="text">
      <style:text-properties officeooo:rsid="002cb668"/>
    </style:style>
    <style:style style:name="T6" style:family="text">
      <style:text-properties officeooo:rsid="002f33b7"/>
    </style:style>
    <style:style style:name="T7" style:family="text">
      <style:text-properties fo:color="#1c1e29" fo:background-color="transparent" loext:char-shading-value="0"/>
    </style:style>
    <style:style style:name="T8" style:family="text">
      <style:text-properties fo:color="#1c1e29" fo:font-size="14pt" fo:background-color="transparent" loext:char-shading-value="0" style:font-size-asian="14pt" style:font-size-complex="14pt"/>
    </style:style>
    <style:style style:name="T9" style:family="text">
      <style:text-properties fo:color="#4a6ee0" fo:background-color="transparent" loext:char-shading-value="0"/>
    </style:style>
    <style:style style:name="T10" style:family="text">
      <style:text-properties fo:color="#4a6ee0" fo:font-size="14pt" fo:background-color="transparent" loext:char-shading-value="0" style:font-size-asian="14pt" style:font-size-complex="14pt"/>
    </style:style>
    <style:style style:name="T11" style:family="text">
      <style:text-properties officeooo:rsid="0039de82"/>
    </style:style>
    <style:style style:name="T12" style:family="text">
      <style:text-properties officeooo:rsid="003b0a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jarani Ulvi</text:p>
      <text:p text:style-name="P5">Student ID 20539914</text:p>
      <text:p text:style-name="P1"/>
      <text:p text:style-name="P1">Homework task 1:</text:p>
      <text:p text:style-name="P1">Describe what a computer is, from the viewpoints below:</text:p>
      <text:p text:style-name="P1"/>
      <text:p text:style-name="P1"/>
      <text:p text:style-name="P1"/>
      <text:p text:style-name="P1">1.- As an electronic machine;</text:p>
      <text:p text:style-name="P1"/>
      <text:p text:style-name="P1">2.- As system architecture;</text:p>
      <text:p text:style-name="P1"/>
      <text:p text:style-name="P1">3.- As a machine for computing (Mathematically);</text:p>
      <text:p text:style-name="P1"/>
      <text:p text:style-name="P1">4.- As a machine with different level of abstraction;</text:p>
      <text:p text:style-name="P1"/>
      <text:p text:style-name="P1"/>
      <text:p text:style-name="P1"/>
      <text:p text:style-name="P1">Concepts in practice: Computer Systems.</text:p>
      <text:p text:style-name="P1"/>
      <text:p text:style-name="P1"/>
      <text:p text:style-name="P1"/>
      <text:p text:style-name="P1">---------------o----------o---------------</text:p>
      <text:p text:style-name="P1"/>
      <text:p text:style-name="P1">Due date: to be determined (mm/dd/yyyy)</text:p>
      <text:p text:style-name="P1"/>
      <text:p text:style-name="P1">Files to be used: NA</text:p>
      <text:p text:style-name="P1"/>
      <text:p text:style-name="P1">Files to be delivered: homework_01.pdf</text:p>
      <text:p text:style-name="P1"/>
      <text:p text:style-name="P1">1) As an electronic machine, a computer is a device using an electromagnetic force, which takes the data <text:span text:style-name="T11">and instructions</text:span> as <text:span text:style-name="T11">an </text:span>input, processes <text:span text:style-name="T12">and</text:span> stores <text:span text:style-name="T12">data, and</text:span> shares data as an output.</text:p>
      <text:p text:style-name="P1"/>
      <text:p text:style-name="P1">2) Computers consist of the hardware, which is the physical part of the computer system, and software, which is the set of programs to instruct the behavior of hardware [1]. Unlike hardware, a software part of the computer system might be easily changed, which makes the distinction between computers and other devices with computing units, such as projectors, microwaves, etc.</text:p>
      <text:p text:style-name="P1"/>
      <text:p text:style-name="P1">3) As a mathematic machine, computer stores, alters, receives, and sends data in the binary digit form: with 0s and 1s.</text:p>
      <text:p text:style-name="P1"/>
      <text:p text:style-name="P1">4) Most computer systems have the level of abstractions provided in Figure 1.</text:p>
      <text:p text:style-name="P1"/>
      <text:p text:style-name="P1"><text:soft-page-break/>With an electric charge provided by input electrons, transistors send an output voltage to the logic gates with Boolean, which might have only two conditions: True (provided with a digit 1) or False (provided with a digit 0). The combination of gates alters the work of chips, which are the integrated circuits with billions of logic gates. After this, the work of several integrated circuits is managed by microprocessors with a set of instructions (also called ISA – Instruction Set Architecture). The latter is the part of Von Neumann’s Architecture; besides the Central Processing Unit (CPU) with Registers, Arithmetical/Logic Unit, and Control Unit it also contains Memory Unit, and Inputs/Outputs Unit. Then, Von Neumann’s Architecture controls an Operating system in the kernel level by both Assembly language and High-Level programming languages. Additionally, Assembly language might regulate the work of high-level language. The Operating System adjusts the operation of System and Application Software; In addition to this, System Software also directly controls Application Software.</text:p>
      <text:p text:style-name="P1"/>
      <text:p text:style-name="P1">The response from either Application or System Software passes the same abstraction levels in the reverse direction.</text:p>
      <text:p text:style-name="P1"/>
      <text:p text:style-name="P1"/>
      <text:p text:style-name="P1">Sources:</text:p>
      <text:p text:style-name="P1"/>
      <text:p text:style-name="P1">[1] – Computer Systems, 5th edition by J. Stanley Warford and Judith Gersting;</text:p>
      <text:p text:style-name="P1">[2] – The Architecture of Computer Hardware, Systems Software, and Networking. An Information Technology Approach by Irv Englander, 2014;</text:p>
      <text:p text:style-name="Standard"><text:span text:style-name="T1">[3] – </text:span><text:a xlink:type="simple" xlink:href="https://slideplayer.com/slide/4423456/" office:target-frame-name="_blank" xlink:show="new" text:style-name="Internet_20_link" text:visited-style-name="Visited_20_Internet_20_Link"><text:span text:style-name="T1">https://slideplayer.com/slide/442345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Times New Roman1" svg:font-family="'Times New Roman'"/>
    <style:font-face style:name="inherit" svg:font-family="inherit"/>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8T10:00:31.921000000</meta:creation-date>
    <dc:date>2019-08-28T15:09:31.683000000</dc:date>
    <meta:editing-duration>PT3H47M27S</meta:editing-duration>
    <meta:editing-cycles>56</meta:editing-cycles>
    <meta:generator>LibreOffice/6.1.2.1$Windows_X86_64 LibreOffice_project/65905a128db06ba48db947242809d14d3f9a93fe</meta:generator>
    <meta:document-statistic meta:table-count="0" meta:image-count="0" meta:object-count="0" meta:page-count="2" meta:paragraph-count="23" meta:word-count="405" meta:character-count="2680" meta:non-whitespace-character-count="2296"/>
  </office:meta>
</office:document-meta>
</file>